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2d5" officeooo:paragraph-rsid="001f62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vimala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8:46:36.337446645</meta:creation-date>
    <dc:date>2022-09-13T18:47:01.922661522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7.3.2.2$Linux_X86_64 LibreOffice_project/30$Build-2</meta:generator>
  </office:meta>
</office:document-meta>
</file>